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4-10-1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4-07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4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4-06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4-05-0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3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3-08-0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3-07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2-07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1-10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1-05-1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0-11-0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0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9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9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9-06-11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9-05-0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9-04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8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8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8-09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8-08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8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8-06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8-05-02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3-11-1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3-08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3-07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3-06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3-05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2-11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2-10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2-08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2-07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2-06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2-05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2-03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0-10-25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6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86</text:p>
          </table:table-cell>
          <table:table-cell office:value-type="string" calcext:value-type="string">
            <text:p>PMNS nr Beaver Bay, Split Rock Lighthouse</text:p>
          </table:table-cell>
          <table:table-cell office:value-type="string" calcext:value-type="string">
            <text:p>200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0" meta:object-count="0"/>
    <meta:user-defined meta:name="AppVersion">3.0</meta:user-defined>
  </office:meta>
</office:document-meta>
</file>